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d518" officeooo:paragraph-rsid="0015d518"/>
    </style:style>
    <style:style style:name="P2" style:family="paragraph" style:parent-style-name="Standard">
      <style:text-properties fo:font-size="15pt" fo:font-weight="bold" officeooo:rsid="0015d518" officeooo:paragraph-rsid="0015d518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65d53" officeooo:paragraph-rsid="00165d53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77168" officeooo:paragraph-rsid="00177168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165d53" officeooo:paragraph-rsid="00165d53"/>
    </style:style>
    <style:style style:name="P6" style:family="paragraph" style:parent-style-name="Standard">
      <style:text-properties officeooo:rsid="00177168" officeooo:paragraph-rsid="00177168"/>
    </style:style>
    <style:style style:name="P7" style:family="paragraph" style:parent-style-name="Standard">
      <style:text-properties officeooo:rsid="001822f9" officeooo:paragraph-rsid="001822f9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1822f9" officeooo:paragraph-rsid="001822f9" style:font-size-asian="20pt" style:font-weight-asian="bold" style:font-size-complex="20pt" style:font-weight-complex="bold"/>
    </style:style>
    <style:style style:name="T1" style:family="text">
      <style:text-properties officeooo:rsid="001822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NALISIS DE GRAMATICAS</text:p>
      <text:p text:style-name="P2"/>
      <text:p text:style-name="P2">Analizador Lexico .CSV</text:p>
      <text:p text:style-name="P2"/>
      <text:p text:style-name="P1">Letra = [a-zA-Z] <text:s text:c="2"/></text:p>
      <text:p text:style-name="P1">Numero = [0123456789]</text:p>
      <text:p text:style-name="P1">Numero2 = [123456789]</text:p>
      <text:p text:style-name="P1">Simbolo = [-_@$#%*]</text:p>
      <text:p text:style-name="P1">Punto = [.]</text:p>
      <text:p text:style-name="P1">enter = [\n]</text:p>
      <text:p text:style-name="P1">coma = [,]</text:p>
      <text:p text:style-name="P1"/>
      <text:p text:style-name="P1"/>
      <text:p text:style-name="P1">“,”<text:tab/><text:tab/><text:tab/><text:tab/><text:tab/><text:tab/><text:tab/><text:tab/><text:tab/><text:tab/>COMA</text:p>
      <text:p text:style-name="P1">“\n”<text:tab/><text:tab/><text:tab/><text:tab/><text:tab/><text:tab/><text:tab/><text:tab/><text:tab/><text:tab/>ENTER</text:p>
      <text:p text:style-name="P1">{coma}{enter}<text:tab/><text:tab/><text:tab/><text:tab/><text:tab/><text:tab/><text:tab/><text:tab/>COMA_ENTER</text:p>
      <text:p text:style-name="P1"><text:s/>{Letra}({Letra}|{Numero}|{Simbolo})* <text:s/><text:tab/><text:tab/><text:tab/><text:tab/><text:tab/>Dato_Alfanumerico</text:p>
      <text:p text:style-name="P1">("(-"{Numero}+")") | {Numero}+ <text:tab/><text:tab/><text:tab/><text:tab/><text:tab/><text:tab/>Dato_Numerico</text:p>
      <text:p text:style-name="P1">({Numero2}{Numero}*{Punto}|{Punto}){Numero}*{Numero2}<text:tab/><text:tab/>Dato_Decimal</text:p>
      <text:p text:style-name="P1">.<text:tab/><text:tab/><text:tab/><text:tab/><text:tab/><text:tab/><text:tab/><text:tab/><text:tab/><text:tab/>Error</text:p>
      <text:p text:style-name="P1"/>
      <text:p text:style-name="P1"/>
      <text:p text:style-name="P2">Analizador Sintactico .CSV</text:p>
      <text:p text:style-name="P1"/>
      <text:p text:style-name="P1">T = {COMA, ENTER, COMA_ENTER, Dato_Alfanumerico, Dato_Numerico, Dato_Decimal}</text:p>
      <text:p text:style-name="P1"/>
      <text:p text:style-name="P1">N = {aa, a}</text:p>
      <text:p text:style-name="P1"/>
      <text:p text:style-name="P1">So. = {aa}</text:p>
      <text:p text:style-name="P1"/>
      <text:p text:style-name="P1">P :<text:tab/>aa <text:s/>::= <text:s/>Dato_Alfanumerico a</text:p>
      <text:p text:style-name="P1"><text:tab/>|<text:tab/>Dato_Numerico a</text:p>
      <text:p text:style-name="P1"><text:tab/>|<text:tab/>Dato_Decimal a</text:p>
      <text:p text:style-name="P1"><text:tab/>|<text:tab/>Coma aa</text:p>
      <text:p text:style-name="P1"><text:tab/>|</text:p>
      <text:p text:style-name="P1"/>
      <text:p text:style-name="P1"><text:tab/>a <text:s text:c="2"/>::= <text:s/>COMA a</text:p>
      <text:p text:style-name="P1"><text:tab/>|<text:tab/>COMA Dato_Alfanumerico a</text:p>
      <text:p text:style-name="P1"><text:tab/>|<text:tab/>COMA Dato_Numerico a</text:p>
      <text:p text:style-name="P1"><text:tab/>|<text:tab/>COMA Dato_Decimal a</text:p>
      <text:p text:style-name="P1"><text:tab/>|<text:tab/>COMA_ENTER aa</text:p>
      <text:p text:style-name="P1"><text:tab/>|<text:tab/>ENTER aa</text:p>
      <text:p text:style-name="P1"><text:tab/>|<text:tab/><text:tab/><text:tab/><text:tab/><text:tab/> <text:s/></text:p>
      <text:p text:style-name="P1"/>
      <text:p text:style-name="P1"/>
      <text:p text:style-name="P1"/>
      <text:p text:style-name="P1"/>
      <text:p text:style-name="P1"><text:soft-page-break/></text:p>
      <text:p text:style-name="P3">Analizador Lexico .IDE</text:p>
      <text:p text:style-name="P3"/>
      <text:p text:style-name="P5">Letra = [a-zA-Z]</text:p>
      <text:p text:style-name="P5">Numero = [0123456789]</text:p>
      <text:p text:style-name="P5">espacio = [ ,\t,\r,\n]+</text:p>
      <text:p text:style-name="P5">Simbolo = [-_@+*#-]</text:p>
      <text:p text:style-name="P5">Punto = [-.]</text:p>
      <text:p text:style-name="P5">Diagonal = [-/]</text:p>
      <text:p text:style-name="P5">Extension = ".csv"</text:p>
      <text:p text:style-name="P5"/>
      <text:p text:style-name="P5">“&gt;”<text:tab/><text:tab/><text:tab/><text:tab/><text:tab/><text:tab/><text:tab/><text:tab/><text:tab/><text:tab/>MAYOR</text:p>
      <text:p text:style-name="P5">“PROYECTO”<text:tab/><text:tab/><text:tab/><text:tab/><text:tab/><text:tab/><text:tab/><text:tab/>PROYECTO</text:p>
      <text:p text:style-name="P5">“ARCHIVO”<text:tab/><text:tab/><text:tab/><text:tab/><text:tab/><text:tab/><text:tab/><text:tab/><text:tab/>ARCHIVO</text:p>
      <text:p text:style-name="P5">“CARPETA”<text:tab/><text:tab/><text:tab/><text:tab/><text:tab/><text:tab/><text:tab/><text:tab/><text:tab/>CARPETA</text:p>
      <text:p text:style-name="P5">“nombre”<text:tab/><text:tab/><text:tab/><text:tab/><text:tab/><text:tab/><text:tab/><text:tab/><text:tab/>NOMBRE</text:p>
      <text:p text:style-name="P5">“ubicacion”<text:tab/><text:tab/><text:tab/><text:tab/><text:tab/><text:tab/><text:tab/><text:tab/><text:tab/>UBICACION</text:p>
      <text:p text:style-name="P5">“&lt;”<text:tab/><text:tab/><text:tab/><text:tab/><text:tab/><text:tab/><text:tab/><text:tab/><text:tab/><text:tab/>MENOR_QUE</text:p>
      <text:p text:style-name="P5">“&lt;/”<text:tab/><text:tab/><text:tab/><text:tab/><text:tab/><text:tab/><text:tab/><text:tab/><text:tab/><text:tab/>FIN</text:p>
      <text:p text:style-name="P5">“=”<text:tab/><text:tab/><text:tab/><text:tab/><text:tab/><text:tab/><text:tab/><text:tab/><text:tab/><text:tab/>IGUAL</text:p>
      <text:p text:style-name="P5">“\””<text:tab/><text:tab/><text:tab/><text:tab/><text:tab/><text:tab/><text:tab/><text:tab/><text:tab/><text:tab/>COMILLAS</text:p>
      <text:p text:style-name="P5">“.”<text:tab/><text:tab/><text:tab/><text:tab/><text:tab/><text:tab/><text:tab/><text:tab/><text:tab/><text:tab/>PUNTO</text:p>
      <text:p text:style-name="P5">“/”<text:tab/><text:tab/><text:tab/><text:tab/><text:tab/><text:tab/><text:tab/><text:tab/><text:tab/><text:tab/>DIAGONAL</text:p>
      <text:p text:style-name="P5">{Letra}({Letra}|{Numero}|{Simbolo})* <text:tab/><text:tab/><text:tab/><text:tab/><text:tab/>PALABRA</text:p>
      <text:p text:style-name="P5">{Diagonal}{Letra}({Letra}|{Numero}|{Simbolo}|{Punto})</text:p>
      <text:p text:style-name="P5">*({Diagonal}{Letra}({Letra}|{Numero}|{Simbolo}|{Punto})*)</text:p>
      <text:p text:style-name="P5">*{Extension}<text:tab/><text:tab/><text:tab/><text:tab/><text:tab/><text:tab/><text:tab/><text:tab/><text:tab/>PATH</text:p>
      <text:p text:style-name="P5">("(-"{Numero}+")") | {Numero}+ <text:s text:c="3"/><text:tab/><text:tab/><text:tab/><text:tab/><text:tab/><text:tab/>NUMERO</text:p>
      <text:p text:style-name="P5">{espacio} <text:s/><text:tab/><text:tab/><text:tab/><text:tab/><text:tab/><text:tab/><text:tab/><text:tab/><text:tab/>{/*Ignore*/} <text:s text:c="2"/></text:p>
      <text:p text:style-name="P5">.<text:tab/><text:tab/><text:tab/><text:tab/><text:tab/><text:tab/><text:tab/><text:tab/><text:tab/><text:tab/>Erro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Analizador Sintactico .IDE</text:p>
      <text:p text:style-name="P5"/>
      <text:p text:style-name="P5">T = {MAYOR, MENOR_QUE, PROYECTO, ARCHIVO, CARPETA, NOMBRE, UBICACION,</text:p>
      <text:p text:style-name="P5"><text:s text:c="7"/>IGUAL, COMILLA, PUNTO, DIAGONAL, PATH, PALABRA, NUMERO, FIN}</text:p>
      <text:p text:style-name="P5"/>
      <text:p text:style-name="P5">N = {aa, c, b, d, z, e}</text:p>
      <text:p text:style-name="P5"/>
      <text:p text:style-name="P5">So = {aa}</text:p>
      <text:p text:style-name="P5"/>
      <text:p text:style-name="P5">P:<text:tab/>aa ::= <text:tab/> <text:s/>MENOR_QUE PROYECTO NOMBRE IGUAL COMILLA PALABRA COMILLA</text:p>
      <text:p text:style-name="P5"><text:tab/><text:tab/> <text:s/>MAYOR b d</text:p>
      <text:p text:style-name="P5"/>
      <text:p text:style-name="P5"><text:tab/>b ::= <text:s text:c="5"/>MENOR_QUE ARCHIVO NOMBRE IGUAL COMILLA PALABRA COMILLA <text:tab/><text:tab/><text:tab/> <text:s/>UBICACION IGUAL COMILLA PATH COMILLA DIAGONAL MAYOR b</text:p>
      <text:p text:style-name="P5"><text:s text:c="8"/><text:tab/><text:tab/>| MENOR_QUE CARPETA NOMBRE IGUAL COMILLA PALABRA COMILLA <text:tab/><text:tab/><text:tab/> <text:s/>MAYOR b FIN CARPETA MAYOR b</text:p>
      <text:p text:style-name="P5"><text:s text:c="8"/><text:tab/><text:tab/>|<text:tab/> <text:s/></text:p>
      <text:p text:style-name="P5"/>
      <text:p text:style-name="P5"><text:tab/>d ::= FIN PROYECTO MAYO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Analizador Lexico Mysql</text:p>
      <text:p text:style-name="P6"/>
      <text:p text:style-name="P6">Letra = [a-zA-Z]</text:p>
      <text:p text:style-name="P6">Numero = [0123456789]</text:p>
      <text:p text:style-name="P6">espacio = [ ,\t,\r,\n]+</text:p>
      <text:p text:style-name="P6"/>
      <text:p text:style-name="P6">"," <text:s text:c="53"/><text:tab/><text:tab/><text:tab/><text:tab/><text:tab/><text:tab/> <text:s text:c="8"/>COMA</text:p>
      <text:p text:style-name="P6">;\n" <text:s text:c="52"/><text:tab/><text:tab/><text:tab/><text:tab/><text:tab/><text:tab/> <text:s text:c="8"/>FIN <text:s text:c="3"/></text:p>
      <text:p text:style-name="P6">{espacio} <text:s text:c="44"/><text:tab/><text:tab/><text:tab/><text:tab/> <text:s text:c="19"/>{/*Ignore*/} <text:s text:c="11"/></text:p>
      <text:p text:style-name="P6">"SELECCIONAR" <text:s text:c="29"/><text:tab/><text:tab/><text:tab/><text:tab/> <text:s text:c="20"/>SELECCIONAR <text:s text:c="37"/>"FILTRAR" <text:s text:c="54"/><text:tab/><text:tab/><text:tab/><text:tab/> <text:s text:c="8"/>FILTRAR <text:s text:c="3"/></text:p>
      <text:p text:style-name="P6">"INSERTAR" <text:s text:c="53"/><text:tab/><text:tab/><text:tab/><text:tab/> <text:s text:c="8"/>INSERTAR</text:p>
      <text:p text:style-name="P6">"ACTUALIZAR" <text:s text:c="51"/><text:tab/><text:tab/><text:tab/><text:tab/> <text:s text:c="8"/>ACTUALIZAR</text:p>
      <text:p text:style-name="P6">"ASIGNAR" <text:s text:c="54"/><text:tab/><text:tab/><text:tab/><text:tab/> <text:s text:c="8"/>ASIGNAR</text:p>
      <text:p text:style-name="P6">"ELIMINAR" <text:s text:c="53"/><text:tab/><text:tab/><text:tab/><text:tab/> <text:s text:c="8"/>ELIMINAR</text:p>
      <text:p text:style-name="P6">"EN" <text:s text:c="58"/><text:tab/><text:tab/><text:tab/><text:tab/><text:tab/> <text:s text:c="8"/>EN</text:p>
      <text:p text:style-name="P6">"VALORES" <text:s text:c="54"/><text:tab/><text:tab/><text:tab/><text:tab/> <text:s text:c="8"/>VALORES</text:p>
      <text:p text:style-name="P6">"AND" <text:s text:c="58"/><text:tab/><text:tab/><text:tab/><text:tab/> <text:s text:c="8"/>AND <text:s text:c="3"/></text:p>
      <text:p text:style-name="P6">"OR" <text:s text:c="58"/><text:tab/><text:tab/><text:tab/><text:tab/><text:tab/> <text:s text:c="8"/>OR</text:p>
      <text:p text:style-name="P6">"(" <text:s text:c="58"/><text:tab/><text:tab/><text:tab/><text:tab/><text:tab/> <text:s text:c="8"/>AGRUPACION_A</text:p>
      <text:p text:style-name="P6">")" <text:s text:c="59"/><text:tab/><text:tab/><text:tab/><text:tab/><text:tab/> <text:s text:c="8"/>AGRUPACION_B</text:p>
      <text:p text:style-name="P6">";" <text:s text:c="60"/><text:tab/><text:tab/><text:tab/><text:tab/><text:tab/> <text:s text:c="8"/>PUNTO_COMA</text:p>
      <text:p text:style-name="P6">"*" <text:s text:c="60"/><text:tab/><text:tab/><text:tab/><text:tab/><text:tab/> <text:s text:c="8"/>ASTERISCO</text:p>
      <text:p text:style-name="P6">"=" <text:s text:c="60"/><text:tab/><text:tab/><text:tab/><text:tab/><text:tab/> <text:s text:c="8"/>IGUAL</text:p>
      <text:p text:style-name="P6">"&lt;" <text:s text:c="59"/><text:tab/><text:tab/><text:tab/><text:tab/><text:tab/> <text:s text:c="8"/>MENOR_QUE <text:s text:c="3"/></text:p>
      <text:p text:style-name="P6">"&gt;" <text:s text:c="59"/><text:tab/><text:tab/><text:tab/><text:tab/><text:tab/> <text:s text:c="8"/>MAYOR_QUE <text:s text:c="3"/></text:p>
      <text:p text:style-name="P6">"&lt;=" <text:s text:c="57"/><text:tab/><text:tab/><text:tab/><text:tab/><text:tab/> <text:s text:c="8"/>MENOR_IGUAL</text:p>
      <text:p text:style-name="P6">"&gt;=" <text:s text:c="59"/><text:tab/><text:tab/><text:tab/><text:tab/><text:tab/> <text:s text:c="8"/>MAYOR_IGUAL</text:p>
      <text:p text:style-name="P6">"&lt;&gt;" <text:s text:c="59"/><text:tab/><text:tab/><text:tab/><text:tab/><text:tab/> <text:s text:c="8"/>MAYOR_MENOR</text:p>
      <text:p text:style-name="P6">"." <text:s text:c="60"/><text:tab/><text:tab/><text:tab/><text:tab/><text:tab/> <text:s text:c="8"/>PUNTO</text:p>
      <text:p text:style-name="P6">"\"" <text:s text:c="58"/><text:tab/><text:tab/><text:tab/><text:tab/><text:tab/> <text:s text:c="8"/>COMILLA</text:p>
      <text:p text:style-name="P6">("(-"{Numero}+")") | {Numero}+ <text:s text:c="29"/><text:tab/><text:tab/><text:tab/> <text:s text:c="8"/>NUMERO</text:p>
      <text:p text:style-name="P6">{Letra}({Letra}|{Numero})* <text:s text:c="37"/><text:tab/><text:tab/><text:tab/> <text:s text:c="8"/>PALABRA</text:p>
      <text:p text:style-name="P6">. <text:s text:c="61"/><text:tab/><text:tab/><text:tab/><text:tab/><text:tab/> <text:s text:c="8"/>Erro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Analizador Sintactico Mysql</text:p>
      <text:p text:style-name="P4"/>
      <text:p text:style-name="P6"><text:span text:style-name="T1">T = </text:span><text:s/><text:span text:style-name="T1">{</text:span>SELECCIONAR, FIN, FILTRAR, INSERTAR, ACTUALIZAR, ASIGNAR, ELIMINAR, EN, <text:tab/>VALORES, AND, OR, AGRUPACION_A, COMILLA, COMA, AGRUPACION_B, <text:tab/>PUNTO_COMA, ASTERISCO, IGUAL, MENOR_QUE, MAYOR_QUE, MENOR_IGUAL, <text:tab/>MAYOR_IGUAL, MAYOR_MENOR, NUMERO, PALABRA, PUNTO<text:span text:style-name="T1">}</text:span></text:p>
      <text:p text:style-name="P7"/>
      <text:p text:style-name="P7">N = <text:s text:c="2"/>{aa, ab, ac, ad, ae, af, ag, ah, ai, a, b, c, d, e, f, g, h, i, j, k, l, m, n, o, p, q, r, s, t, u, v, w, x, y, z}</text:p>
      <text:p text:style-name="P7"/>
      <text:p text:style-name="P7">So = {aa}</text:p>
      <text:p text:style-name="P7"/>
      <text:p text:style-name="P7">P: <text:s text:c="3"/>aa ::= SELECCIONAR b </text:p>
      <text:p text:style-name="P7"><text:tab/>| INSERTAR EN i </text:p>
      <text:p text:style-name="P7"><text:tab/>| ACTUALIZAR EN p </text:p>
      <text:p text:style-name="P7"><text:tab/>| ELIMINAR EN w</text:p>
      <text:p text:style-name="P7"><text:s text:c="2"/></text:p>
      <text:p text:style-name="P7"><text:s text:c="4"/>b ::= ASTERISCO c <text:s/></text:p>
      <text:p text:style-name="P7"><text:tab/>| PALABRA <text:s/>d c</text:p>
      <text:p text:style-name="P7"><text:s/></text:p>
      <text:p text:style-name="P7"><text:s text:c="4"/>d ::= COMA PALABRA d </text:p>
      <text:p text:style-name="P7"><text:tab/>|</text:p>
      <text:p text:style-name="P7"/>
      <text:p text:style-name="P7"><text:s text:c="4"/>c ::= EN PALABRA PUNTO PALABRA e</text:p>
      <text:p text:style-name="P7"/>
      <text:p text:style-name="P7"><text:s text:c="4"/>e ::= PUNTO PALABRA e </text:p>
      <text:p text:style-name="P7"><text:tab/>| FILTRAR y </text:p>
      <text:p text:style-name="P7"><text:tab/>| PUNTO_COMA</text:p>
      <text:p text:style-name="P7"/>
      <text:p text:style-name="P7"><text:s text:c="4"/>i ::= PALABRA PUNTO PALABRA j</text:p>
      <text:p text:style-name="P7"/>
      <text:p text:style-name="P7"><text:s text:c="4"/>j ::= PUNTO PALABRA j </text:p>
      <text:p text:style-name="P7"><text:tab/>| AGRUPACION_A PALABRA k </text:p>
      <text:p text:style-name="P7"><text:tab/>| m</text:p>
      <text:p text:style-name="P7"/>
      <text:p text:style-name="P7"><text:s text:c="4"/>k ::= COMA PALABRA k </text:p>
      <text:p text:style-name="P7"><text:tab/>| AGRUPACION_B m</text:p>
      <text:p text:style-name="P7"/>
      <text:p text:style-name="P7"><text:s text:c="4"/>m ::= VALORES n</text:p>
      <text:p text:style-name="P7"/>
      <text:p text:style-name="P7"><text:s text:c="4"/>n ::= AGRUPACION_A COMILLA PALABRA COMILLA o </text:p>
      <text:p text:style-name="P7"><text:tab/>| AGRUPACION_A NUMERO o</text:p>
      <text:p text:style-name="P7"/>
      <text:p text:style-name="P7"><text:s text:c="4"/>o ::= COMA COMILLA PALABRA COMILLA o </text:p>
      <text:p text:style-name="P7"><text:tab/>| COMA NUMERO o </text:p>
      <text:p text:style-name="P7"><text:tab/>| AGRUPACION_B PUNTO_COMA</text:p>
      <text:p text:style-name="P7"/>
      <text:p text:style-name="P7"><text:s text:c="4"/>p ::= PALABRA PUNTO PALABRA q</text:p>
      <text:p text:style-name="P7"/>
      <text:p text:style-name="P7"><text:soft-page-break/><text:s text:c="4"/>q ::= PUNTO PALABRA q </text:p>
      <text:p text:style-name="P7"><text:tab/>| ASIGNAR r</text:p>
      <text:p text:style-name="P7"/>
      <text:p text:style-name="P7"><text:s text:c="4"/>r ::= PALABRA IGUAL COMILLA PALABRA COMILLA l </text:p>
      <text:p text:style-name="P7"><text:tab/>| PALABRA IGUAL NUMERO l</text:p>
      <text:p text:style-name="P7"/>
      <text:p text:style-name="P7"><text:s text:c="4"/>l ::= COMA PALABRA IGUAL COMILLA PALABRA COMILLA l </text:p>
      <text:p text:style-name="P7"><text:tab/>| COMA PALABRA IGUAL NUMERO l </text:p>
      <text:p text:style-name="P7"><text:tab/>| PUNTO_COMA </text:p>
      <text:p text:style-name="P7"><text:tab/>| FILTRAR y</text:p>
      <text:p text:style-name="P7"/>
      <text:p text:style-name="P7"><text:s text:c="4"/>w ::= PALABRA PUNTO PALABRA x</text:p>
      <text:p text:style-name="P7"/>
      <text:p text:style-name="P7"><text:s text:c="4"/>x ::= PUNTO PALABRA x </text:p>
      <text:p text:style-name="P7"><text:tab/>| PUNTO_COMA | FILTRAR y </text:p>
      <text:p text:style-name="P7"/>
      <text:p text:style-name="P7"><text:s text:c="4"/>y ::= PALABRA IGUAL COMILLA PALABRA COMILLA z ad </text:p>
      <text:p text:style-name="P7"><text:tab/>| PALABRA IGUAL NUMERO z ad </text:p>
      <text:p text:style-name="P7"><text:tab/>| PALABRA MAYOR_QUE NUMERO z ad </text:p>
      <text:p text:style-name="P7"><text:tab/>| PALABRA MENOR_QUE NUMERO z ad </text:p>
      <text:p text:style-name="P7"><text:tab/>| PALABRA MAYOR_IGUAL NUMERO z ad </text:p>
      <text:p text:style-name="P7"><text:tab/>| PALABRA MENOR_IGUAL NUMERO z ad </text:p>
      <text:p text:style-name="P7"><text:tab/>| PALABRA MAYOR_MENOR NUMERO z ad <text:s text:c="2"/></text:p>
      <text:p text:style-name="P7"/>
      <text:p text:style-name="P7"><text:s text:c="4"/>z ::= af </text:p>
      <text:p text:style-name="P7"><text:tab/>| ag </text:p>
      <text:p text:style-name="P7"><text:tab/>| </text:p>
      <text:p text:style-name="P7"/>
      <text:p text:style-name="P7"><text:s text:c="4"/>af ::= AND PALABRA IGUAL COMILLA PALABRA COMILLA ah </text:p>
      <text:p text:style-name="P7"><text:tab/>| AND PALABRA IGUAL NUMERO ah </text:p>
      <text:p text:style-name="P7"><text:tab/>| AND PALABRA MAYOR_QUE NUMERO ah </text:p>
      <text:p text:style-name="P7"><text:tab/>| AND PALABRA MENOR_QUE NUMERO ah </text:p>
      <text:p text:style-name="P7"><text:tab/>| AND PALABRA MAYOR_IGUAL NUMERO ah </text:p>
      <text:p text:style-name="P7"><text:tab/>| AND PALABRA MENOR_IGUAL NUMERO ah </text:p>
      <text:p text:style-name="P7"><text:tab/>| AND PALABRA MAYOR_MENOR NUMERO ah </text:p>
      <text:p text:style-name="P7"/>
      <text:p text:style-name="P7"><text:s text:c="4"/>ag ::= OR PALABRA IGUAL COMILLA PALABRA COMILLA ai </text:p>
      <text:p text:style-name="P7"><text:tab/>| OR PALABRA IGUAL NUMERO ai </text:p>
      <text:p text:style-name="P7"><text:tab/>| OR PALABRA MAYOR_QUE NUMERO ai </text:p>
      <text:p text:style-name="P7"><text:tab/>| OR PALABRA MENOR_QUE NUMERO ai </text:p>
      <text:p text:style-name="P7"><text:tab/>| OR PALABRA MAYOR_IGUAL NUMERO ai </text:p>
      <text:p text:style-name="P7"><text:tab/>| OR PALABRA MENOR_IGUAL NUMERO ai </text:p>
      <text:p text:style-name="P7"><text:tab/>| OR PALABRA MAYOR_MENOR NUMERO ai <text:s/></text:p>
      <text:p text:style-name="P7"/>
      <text:p text:style-name="P7"><text:s text:c="4"/>ah ::= AND PALABRA IGUAL COMILLA PALABRA COMILLA ah </text:p>
      <text:p text:style-name="P7"><text:tab/>| AND PALABRA IGUAL NUMERO ah </text:p>
      <text:p text:style-name="P7"><text:tab/>| AND PALABRA MAYOR_QUE NUMERO ah </text:p>
      <text:p text:style-name="P7"><text:tab/>| AND PALABRA MENOR_QUE NUMERO ah </text:p>
      <text:p text:style-name="P7"><text:tab/>| AND PALABRA MAYOR_IGUAL NUMERO ah </text:p>
      <text:p text:style-name="P7"><text:soft-page-break/><text:tab/>| AND PALABRA MENOR_IGUAL NUMERO ah </text:p>
      <text:p text:style-name="P7"><text:tab/>| AND PALABRA MAYOR_MENOR NUMERO ah </text:p>
      <text:p text:style-name="P7"><text:tab/>|</text:p>
      <text:p text:style-name="P7"/>
      <text:p text:style-name="P7"><text:s text:c="4"/>ai ::= OR PALABRA IGUAL COMILLA PALABRA COMILLA ai </text:p>
      <text:p text:style-name="P7"><text:tab/>| OR PALABRA IGUAL NUMERO ai </text:p>
      <text:p text:style-name="P7"><text:tab/>| OR PALABRA MAYOR_QUE NUMERO ai </text:p>
      <text:p text:style-name="P7"><text:tab/>| OR PALABRA MENOR_QUE NUMERO ai </text:p>
      <text:p text:style-name="P7"><text:tab/>| OR PALABRA MAYOR_IGUAL NUMERO ai <text:tab/></text:p>
      <text:p text:style-name="P7"><text:tab/>| OR PALABRA MENOR_IGUAL NUMERO ai </text:p>
      <text:p text:style-name="P7"><text:tab/>| OR PALABRA MAYOR_MENOR NUMERO ai </text:p>
      <text:p text:style-name="P7"><text:tab/>| <text:s text:c="2"/></text:p>
      <text:p text:style-name="P7">;</text:p>
      <text:p text:style-name="P7"><text:s text:c="4"/>ad ::= PUNTO_COMA <text:s text:c="8"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02:36:36.534893402</meta:creation-date>
    <dc:date>2020-02-18T03:19:10.785712773</dc:date>
    <meta:editing-duration>PT1M43S</meta:editing-duration>
    <meta:editing-cycles>1</meta:editing-cycles>
    <meta:document-statistic meta:table-count="0" meta:image-count="0" meta:object-count="0" meta:page-count="7" meta:paragraph-count="185" meta:word-count="788" meta:character-count="7149" meta:non-whitespace-character-count="4057"/>
    <meta:generator>LibreOffice/6.0.7.3$Linux_X86_64 LibreOffice_project/00m0$Build-3</meta:generator>
  </office:meta>
</office:document-meta>
</file>